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8pt" officeooo:rsid="0017805d" officeooo:paragraph-rsid="0017805d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FreeSans" fo:font-size="16pt" fo:font-weight="normal" officeooo:rsid="001c7cd2" officeooo:paragraph-rsid="0017805d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FreeSans" fo:font-size="18pt" fo:font-style="italic" officeooo:rsid="001d194a" officeooo:paragraph-rsid="001d194a" style:font-size-asian="18pt" style:font-style-asian="italic" style:font-size-complex="18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officeooo:rsid="001c7c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786</text:span></text:p>
      <text:p text:style-name="P1"><text:span text:style-name="T2">N</text:span>ame: Muhammad Sherjeel Akhtar</text:p>
      <text:p text:style-name="P1"><text:span text:style-name="T2">R</text:span>oll No: 20p-0101</text:p>
      <text:p text:style-name="P1"><text:span text:style-name="T2">S</text:span>ubject: Computer Network Lab</text:p>
      <text:p text:style-name="P1"><text:span text:style-name="T2">T</text:span>ask No: <text:span text:style-name="T3">4</text:span></text:p>
      <text:p text:style-name="P1"><text:span text:style-name="T2">S</text:span>ubmitted <text:span text:style-name="T1">T</text:span>o <text:span text:style-name="T1">R</text:span>espect Ma’am: <text:span text:style-name="T1">Miss Hurmat Hidayat</text:span><text:line-break/><text:span text:style-name="T2">S</text:span>ection: 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23:05:10.070908977</meta:creation-date>
    <dc:date>2022-09-14T17:21:01.533323561</dc:date>
    <meta:editing-duration>PT7M2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4" meta:character-count="147" meta:non-whitespace-character-count="129"/>
  </office:meta>
</office:document-meta>
</file>